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613f" officeooo:paragraph-rsid="0001613f" style:font-size-asian="16pt" style:font-size-complex="16pt"/>
    </style:style>
    <style:style style:name="P2" style:family="paragraph" style:parent-style-name="Standard">
      <style:text-properties fo:font-size="16pt" officeooo:rsid="0001613f" officeooo:paragraph-rsid="00031170" style:font-size-asian="16pt" style:font-size-complex="16pt"/>
    </style:style>
    <style:style style:name="P3" style:family="paragraph" style:parent-style-name="Standard">
      <style:text-properties fo:font-size="16pt" officeooo:rsid="00031170" officeooo:paragraph-rsid="00031170" style:font-size-asian="16pt" style:font-size-complex="16pt"/>
    </style:style>
    <style:style style:name="P4" style:family="paragraph" style:parent-style-name="Standard">
      <style:text-properties fo:font-size="16pt" officeooo:rsid="0003cfd3" officeooo:paragraph-rsid="0003cfd3" style:font-size-asian="16pt" style:font-size-complex="16pt"/>
    </style:style>
    <style:style style:name="P5" style:family="paragraph" style:parent-style-name="Standard">
      <style:text-properties fo:font-size="16pt" officeooo:rsid="0004b048" officeooo:paragraph-rsid="0004b048" style:font-size-asian="16pt" style:font-size-complex="16pt"/>
    </style:style>
    <style:style style:name="P6" style:family="paragraph" style:parent-style-name="Standard">
      <style:text-properties fo:font-size="16pt" officeooo:rsid="00073df8" officeooo:paragraph-rsid="00073df8" style:font-size-asian="16pt" style:font-size-complex="16pt"/>
    </style:style>
    <style:style style:name="P7" style:family="paragraph" style:parent-style-name="Standard">
      <style:text-properties fo:font-size="16pt" officeooo:rsid="0008f17a" officeooo:paragraph-rsid="0008f17a" style:font-size-asian="16pt" style:font-size-complex="16pt"/>
    </style:style>
    <style:style style:name="P8" style:family="paragraph" style:parent-style-name="Standard">
      <style:text-properties fo:font-size="16pt" officeooo:rsid="000196d0" officeooo:paragraph-rsid="0008f17a" style:font-size-asian="16pt" style:font-size-complex="16pt"/>
    </style:style>
    <style:style style:name="T1" style:family="text">
      <style:text-properties officeooo:rsid="00031170"/>
    </style:style>
    <style:style style:name="T2" style:family="text">
      <style:text-properties officeooo:rsid="0003cfd3"/>
    </style:style>
    <style:style style:name="T3" style:family="text">
      <style:text-properties officeooo:rsid="00073df8"/>
    </style:style>
    <style:style style:name="T4" style:family="text">
      <style:text-properties officeooo:rsid="0008f17a"/>
    </style:style>
    <style:style style:name="T5" style:family="text">
      <style:text-properties officeooo:rsid="000195c2"/>
    </style:style>
    <style:style style:name="T6" style:family="text">
      <style:text-properties officeooo:rsid="0003e269"/>
    </style:style>
    <style:style style:name="T7" style:family="text">
      <style:text-properties officeooo:rsid="0001f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u gostaria de contar de 1 até 10, desenvolva um algoritmo que resolve meu problema</text:p>
      <text:p text:style-name="P1"/>
      <text:p text:style-name="P2">2) <text:span text:style-name="T1">Gostaria de saber todos os números pares entre 0 e 23, </text:span>desenvolva um algoritmo que resolve meu problema</text:p>
      <text:p text:style-name="P2"/>
      <text:p text:style-name="P3">3) Após receber um número do usuario, apresntar em ordem decrescente até 0</text:p>
      <text:p text:style-name="P3"/>
      <text:p text:style-name="P3">4) Após receber um número do usuario, apres<text:span text:style-name="T3">e</text:span>ntar em ordem decrescente até 0, se o número for menor que 0 apresente em ordem crescente até 0</text:p>
      <text:p text:style-name="P3"/>
      <text:p text:style-name="P6">5) Gostaria de saber se o número que coloquei no sistema é maior que 24, se for verdade, multiplique esse número por 2 e mostre na tela, se for maior que 0 apenas apresente na tela, se for menor ou igual a 0 peça para inserir o número novamente, use a palavra “exit” para parar o programa. <text:s/></text:p>
      <text:p text:style-name="P3"/>
      <text:p text:style-name="P3"><text:span text:style-name="T3">6</text:span>) Uma escola precisa fazer o cadastro dos alunos, para isso, precisa-se: nome,cpf,endereço do aluno, <text:span text:style-name="T2">para isso, aramezene todos esses valores em variáveis e então mostre na tela, em seguida, pergunte se a pessoa deseja cadastrar mais um aluno, isso se repete até a pessoa parar de adicionar</text:span></text:p>
      <text:p text:style-name="P4">ps: pode usar apenas 3 variaveis</text:p>
      <text:p text:style-name="P4"/>
      <text:p text:style-name="P5"><text:span text:style-name="T3">7</text:span>) <text:span text:style-name="T4">Faça um programa que testa o lançamento de um dado de 6 faces 30 vezes, para cada vez que o valor for maior ou igual a 3 eu ganho R$ 10,00 , se nao, eu perco R$ 15,00, no final, se o valor for positivo apresente na tela “você ganhou” + quanto ganhei, caso contrário, mostre “você perdeu” + quanto devo.</text:span></text:p>
      <text:p text:style-name="P5"/>
      <text:p text:style-name="P7">8)<text:span text:style-name="T5">Um supermercado resolveu inserir desconto baseado em produto e quantidade no carrinho/sexta , caso a compra tenha mais de </text:span>7<text:span text:style-name="T5"> produtos tem </text:span>10<text:span text:style-name="T5">% de desconto no valor final, além disso, caso tenho mais de 3 queijos na compra aplica-se 10% no valor </text:span>total do queijo<text:span text:style-name="T5">, o mesmo se aplica para o macarrão. Produtos a estarem na memória para poder fazer a compra depois,</text:span></text:p>
      <text:p text:style-name="P8">queijo(R$ 4,50), macarrão(R$ 5,00), feijão(R$ 4,00) , presunto(R$ 5,50), <text:span text:style-name="T4">pão(R$ 3,75)</text:span> <text:span text:style-name="T7">após a compra, mostrar o valor final a ser pago.</text:span></text:p>
      <text:p text:style-name="P8"><text:soft-page-break/>ps: pode-se adotar um sistema de ID para os produtos, exemplo: queijo = 1, macarrão = 2 etc… <text:span text:style-name="T6">além disso, a compra acaba APENAS quando o usuario inserir “acabou” ou “fim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12T20:13:39.377000000</dc:date>
    <meta:editing-duration>PT19M59S</meta:editing-duration>
    <meta:editing-cycles>3</meta:editing-cycles>
    <meta:document-statistic meta:table-count="0" meta:image-count="0" meta:object-count="0" meta:page-count="2" meta:paragraph-count="11" meta:word-count="362" meta:character-count="1987" meta:non-whitespace-character-count="1634"/>
  </office:meta>
</office:document-meta>
</file>